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va 1. Socket (Java)</text:h>
      <text:p text:style-name="Text_20_body">Scrivere un programma client ed uno server che si comportano come segue. </text:p>
      <text:p text:style-name="Text_20_body">Il client deve interrogare il server inviando un numero intero <text:span text:style-name="Source_20_Text">n</text:span> compreso tra 0 e 255. </text:p>
      <text:p text:style-name="Text_20_body">Dopo aver inviato <text:span text:style-name="Source_20_Text">n</text:span>, il client rimane in attesa di una risposta da parte del server. </text:p>
      <text:p text:style-name="Text_20_body">La lunghezza della risposta non è nota a priori. </text:p>
      <text:p text:style-name="Text_20_body">La stringa ricevuta in risposta deve essere visualizzata su console, inoltre il client deve effettuare il conteggio del numero di caratteri "1" presenti nella risposta ricevuta, stampandone il valore su console. </text:p>
      <text:p text:style-name="Text_20_body">Il server risponde sulla porta 44332. Una volta ricevuto un numero <text:span text:style-name="Source_20_Text">n</text:span> da un client, il server genera un numero intero pseudo-casuale come segue<text:line-break/><text:span text:style-name="Source_20_Text">len = Math.random()*n*100</text:span> e in risposta al client invia una stringa di len caratteri generata casualmente usando i caratteri "0" o "1". </text:p>
      <text:p text:style-name="Text_20_body">La stringa da inviare in risposta al client va generata da un metodo <text:span text:style-name="Source_20_Text">String makeRandomString(int len)</text:span> </text:p>
      <text:p text:style-name="Text_20_body">Tempo a disposizione: 40 minuti. </text:p>
      <text:p text:style-name="Standard"/>
      <text:p text:style-name="Standard"/>
      <text:h text:style-name="Heading_20_2" text:outline-level="2">Prova 3. Web Service e Servlet</text:h>
      <text:p text:style-name="Text_20_body">Scrivere un web service che implementa un servizio analogo a quello del server descritto nella prova n.1, esponendo il servizio<text:line-break/><text:span text:style-name="Source_20_Text">String makeRandomString(Integer)</text:span> </text:p>
      <text:p text:style-name="Text_20_body">Scrivere una apposita servlet per l’interrogazione e la visualizzazione della risposta. </text:p>
      <text:p text:style-name="Text_20_body">Tempo a disposizione: 30 minuti. 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Source Han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Source Han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DejaVu Serif" fo:font-family="'DejaVu Serif'" style:font-family-generic="roman" style:font-pitch="variable" fo:font-size="18pt" fo:font-weight="bold" style:font-name-asian="Source Han Sans" style:font-family-asian="'Source Han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HW SC" style:font-family-asian="'Source Han Sans HW SC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7:59:06.886888772</meta:creation-date>
    <dc:date>2019-12-09T21:08:48.179925789</dc:date>
    <meta:editing-duration>PT39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13" meta:word-count="199" meta:character-count="1254" meta:non-whitespace-character-count="1057"/>
  </office:meta>
</office:document-meta>
</file>